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406" officeooo:paragraph-rsid="0016f406"/>
    </style:style>
    <style:style style:name="P2" style:family="paragraph" style:parent-style-name="Standard">
      <style:paragraph-properties fo:text-align="center" style:justify-single-word="false">
        <style:tab-stops>
          <style:tab-stop style:position="3.302in"/>
        </style:tab-stops>
      </style:paragraph-properties>
      <style:text-properties fo:font-size="18pt" fo:font-weight="bold" officeooo:rsid="0016f406" officeooo:paragraph-rsid="0016f406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class</text:p>
      <text:p text:style-name="P1">1. Идея</text:p>
      <text:p text:style-name="P1"><text:tab/>С този клас се представят </text:p>
      <text:p text:style-name="P1">File клас:</text:p>
      <text:p text:style-name="P1">ManualDistributors клас:</text:p>
      <text:p text:style-name="P1">Program клас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7:49:03.030254559</meta:creation-date>
    <meta:editing-duration>PT28M10S</meta:editing-duration>
    <meta:editing-cycles>2</meta:editing-cycles>
    <meta:generator>LibreOffice/5.1.6.2$Linux_X86_64 LibreOffice_project/10m0$Build-2</meta:generator>
    <dc:date>2018-05-18T08:45:51.894032757</dc:date>
    <meta:document-statistic meta:table-count="0" meta:image-count="0" meta:object-count="0" meta:page-count="1" meta:paragraph-count="6" meta:word-count="15" meta:character-count="93" meta:non-whitespace-character-count="82"/>
  </office:meta>
</office:document-meta>
</file>